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0290" officeooo:paragraph-rsid="001d0290" style:font-weight-asian="bold" style:font-weight-complex="bold"/>
    </style:style>
    <style:style style:name="P2" style:family="paragraph" style:parent-style-name="Standard" style:list-style-name="L1">
      <style:text-properties fo:font-weight="bold" officeooo:rsid="001c067c" officeooo:paragraph-rsid="001c067c" style:font-weight-asian="bold" style:font-weight-complex="bold"/>
    </style:style>
    <style:style style:name="P3" style:family="paragraph" style:parent-style-name="Standard" style:list-style-name="L1">
      <style:text-properties fo:font-weight="bold" officeooo:rsid="001c77d8" officeooo:paragraph-rsid="001c77d8" style:font-weight-asian="bold" style:font-weight-complex="bold"/>
    </style:style>
    <style:style style:name="P4" style:family="paragraph" style:parent-style-name="Standard" style:list-style-name="L1">
      <style:text-properties fo:font-weight="bold" officeooo:rsid="001d0290" officeooo:paragraph-rsid="001d0290" style:font-weight-asian="bold" style:font-weight-complex="bold"/>
    </style:style>
    <style:style style:name="P5" style:family="paragraph" style:parent-style-name="Standard">
      <style:text-properties fo:font-weight="bold" officeooo:rsid="001d0290" officeooo:paragraph-rsid="001d0290" fo:background-color="#fff200" style:font-weight-asian="bold" style:font-weight-complex="bold"/>
    </style:style>
    <style:style style:name="P6" style:family="paragraph" style:parent-style-name="Standard" style:list-style-name="L2">
      <style:text-properties fo:font-weight="normal" officeooo:rsid="00245ea3" officeooo:paragraph-rsid="00245ea3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251538" officeooo:paragraph-rsid="00251538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25c4a9" officeooo:paragraph-rsid="0025c4a9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26365c" officeooo:paragraph-rsid="0026365c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281375" officeooo:paragraph-rsid="00281375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8d860" officeooo:paragraph-rsid="0028d860" style:font-weight-asian="normal" style:font-weight-complex="normal"/>
    </style:style>
    <style:style style:name="P12" style:family="paragraph" style:parent-style-name="Standard">
      <style:text-properties fo:font-weight="normal" officeooo:rsid="001d0290" officeooo:paragraph-rsid="001d0290" fo:background-color="#fff200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4441d" officeooo:paragraph-rsid="0024441d" fo:background-color="#fff200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45ea3" officeooo:paragraph-rsid="00245ea3" fo:background-color="#fff200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81375" officeooo:paragraph-rsid="00281375" fo:background-color="#fff200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51538" officeooo:paragraph-rsid="00251538" fo:background-color="#fff200" style:font-weight-asian="normal" style:font-weight-complex="normal"/>
    </style:style>
    <style:style style:name="P17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1d5fe1" officeooo:paragraph-rsid="001d5fe1" style:font-weight-asian="bold" style:font-weight-complex="bold"/>
    </style:style>
    <style:style style:name="T1" style:family="text">
      <style:text-properties officeooo:rsid="001e9863"/>
    </style:style>
    <style:style style:name="T2" style:family="text">
      <style:text-properties officeooo:rsid="001ec7d6"/>
    </style:style>
    <style:style style:name="T3" style:family="text">
      <style:text-properties officeooo:rsid="002813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5051176" text:style-name="L1">
        <text:list-item>
          <text:p text:style-name="P2">Crear nuevas areas:</text:p>
        </text:list-item>
        <text:list-item>
          <text:p text:style-name="P2">Registrar empleado a la empresa:</text:p>
        </text:list-item>
        <text:list-item>
          <text:p text:style-name="P2">Contratacion de empleado:</text:p>
        </text:list-item>
        <text:list-item>
          <text:p text:style-name="P2">Aumento de empleados:</text:p>
        </text:list-item>
        <text:list-item>
          <text:p text:style-name="P2">Hacer renuncia:</text:p>
        </text:list-item>
        <text:list-item>
          <text:p text:style-name="P2">Hacer despido:</text:p>
        </text:list-item>
        <text:list-item>
          <text:p text:style-name="P3">Asignar salario:</text:p>
        </text:list-item>
        <text:list-item>
          <text:p text:style-name="P3">Asignar descuentos:</text:p>
        </text:list-item>
        <text:list-item>
          <text:p text:style-name="P3">Registrar entrada/salida:</text:p>
        </text:list-item>
        <text:list-item>
          <text:p text:style-name="P3">Actualizar limite vacaciones</text:p>
        </text:list-item>
        <text:list-item>
          <text:p text:style-name="P3">Cambiar fecha de vacaciones:</text:p>
        </text:list-item>
        <text:list-item>
          <text:p text:style-name="P3">Registrar <text:span text:style-name="T2">médicos</text:span> especialistas:</text:p>
        </text:list-item>
        <text:list-item>
          <text:p text:style-name="P3">registrar ventas:</text:p>
        </text:list-item>
        <text:list-item>
          <text:p text:style-name="P3">Registrar medicamentos ingresados:</text:p>
        </text:list-item>
        <text:list-item>
          <text:p text:style-name="P3">Hacer cierre de inventario:</text:p>
        </text:list-item>
        <text:list-item>
          <text:p text:style-name="P4">Registrar consulta:</text:p>
        </text:list-item>
        <text:list-item>
          <text:p text:style-name="P4">Registrar paciente internado:</text:p>
        </text:list-item>
        <text:list-item>
          <text:p text:style-name="P4">Registrar costos de paciente internado:</text:p>
        </text:list-item>
        <text:list-item>
          <text:p text:style-name="P4">Registrar nueva <text:span text:style-name="T1">habitación</text:span>:</text:p>
        </text:list-item>
        <text:list-item>
          <text:p text:style-name="P4">Actualizar datos globales:</text:p>
        </text:list-item>
        <text:list-item>
          <text:p text:style-name="P4">Recoger pagos:</text:p>
        </text:list-item>
        <text:list-item>
          <text:p text:style-name="P17">Pagos a <text:span text:style-name="T1">médicos</text:span> especialistas.</text:p>
        </text:list-item>
      </text:list>
      <text:p text:style-name="P1"/>
      <text:p text:style-name="P5"/>
      <text:p text:style-name="P12"/>
      <text:list xml:id="list790900790" text:style-name="L2">
        <text:list-item>
          <text:p text:style-name="P13">Crear área de trabajo</text:p>
        </text:list-item>
        <text:list-item>
          <text:p text:style-name="P14">Crear habitaciones</text:p>
        </text:list-item>
        <text:list-item>
          <text:p text:style-name="P15">Crear tipo de empleado</text:p>
        </text:list-item>
        <text:list-item>
          <text:p text:style-name="P16">Crear <text:span text:style-name="T3">tipo de operaciones</text:span> especial (especialistas)</text:p>
        </text:list-item>
        <text:list-item>
          <text:p text:style-name="P16">Crear tipo de enfermedad que se atiende (normal)</text:p>
        </text:list-item>
        <text:list-item>
          <text:p text:style-name="P7">Actualizar tarifarios</text:p>
        </text:list-item>
        <text:list-item>
          <text:p text:style-name="P7">Actualizar datos globales</text:p>
        </text:list-item>
        <text:list-item>
          <text:p text:style-name="P11">Acutalizar cantidad de medicamento (minimo</text:p>
        </text:list-item>
        <text:list-item>
          <text:p text:style-name="P6">Hacer entrevista de trabajo</text:p>
        </text:list-item>
        <text:list-item>
          <text:p text:style-name="P6">Contratar empleado (registrar)</text:p>
        </text:list-item>
        <text:list-item>
          <text:p text:style-name="P11">Contratar empleado temporal</text:p>
        </text:list-item>
        <text:list-item>
          <text:p text:style-name="P6">Determinar prestaciones</text:p>
        </text:list-item>
        <text:list-item>
          <text:p text:style-name="P6">Asignar vacaciones</text:p>
        </text:list-item>
        <text:list-item>
          <text:p text:style-name="P6">Actualizar vacaciones</text:p>
        </text:list-item>
        <text:list-item>
          <text:p text:style-name="P6">Realizar pago a empleado</text:p>
        </text:list-item>
        <text:list-item>
          <text:p text:style-name="P7">Registrar ingreso de medicamento de farmacia (nuevo)</text:p>
        </text:list-item>
        <text:list-item>
          <text:p text:style-name="P7">Actualizar medicamento de farmacia</text:p>
        </text:list-item>
        <text:list-item>
          <text:p text:style-name="P8">Registrar paciente (nuevo)</text:p>
        </text:list-item>
        <text:list-item>
          <text:p text:style-name="P7">Hacer consulta </text:p>
        </text:list-item>
        <text:list-item>
          <text:p text:style-name="P8">Pagar consulta</text:p>
        </text:list-item>
        <text:list-item>
          <text:p text:style-name="P7">Pagar medicamentos</text:p>
        </text:list-item>
        <text:list-item>
          <text:p text:style-name="P8">Registrar internado de paciente</text:p>
        </text:list-item>
        <text:list-item>
          <text:p text:style-name="P8">Retirar paciente (De alta)</text:p>
        </text:list-item>
        <text:list-item>
          <text:p text:style-name="P8"><text:soft-page-break/>Hacer pago de internado</text:p>
        </text:list-item>
        <text:list-item>
          <text:p text:style-name="P9">Asignar empleados a paciente internado</text:p>
        </text:list-item>
        <text:list-item>
          <text:p text:style-name="P9">Asignar empleado a paciente (normal)</text:p>
        </text:list-item>
        <text:list-item>
          <text:p text:style-name="P9">Hacer pago a especialista</text:p>
        </text:list-item>
        <text:list-item>
          <text:p text:style-name="P9">Registro de modificación/mantenimiento de habitación </text:p>
        </text:list-item>
        <text:list-item>
          <text:p text:style-name="P9">Habilitar/Deshabilitar habitación</text:p>
        </text:list-item>
        <text:list-item>
          <text:p text:style-name="P10">Hacer renuncia</text:p>
        </text:list-item>
        <text:list-item>
          <text:p text:style-name="P10">Hacer despido</text:p>
        </text:list-item>
        <text:list-item>
          <text:p text:style-name="P10">Hacer usuario de empleado</text:p>
        </text:list-item>
        <text:list-item>
          <text:p text:style-name="P10">Aumento salarial</text:p>
        </text:list-item>
        <text:list-item>
          <text:p text:style-name="P11">Hacer inventario</text:p>
          <text:p text:style-name="P7"/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6:38:57.804476337</meta:creation-date>
    <dc:date>2019-10-17T01:19:11.980577112</dc:date>
    <meta:editing-duration>PT3H26M4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240" meta:character-count="1576" meta:non-whitespace-character-count="1446"/>
  </office:meta>
</office:document-meta>
</file>